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797cm" fo:min-width="4.508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586cm" fo:min-width="2.035cm" loext:decorative="false"/>
    </style:style>
    <style:style style:name="gr4" style:family="graphic" style:parent-style-name="standard">
      <style:graphic-properties draw:stroke="none" svg:stroke-color="#000000" draw:fill="none" draw:fill-color="#ffffff" fo:min-height="1.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53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2.535cm" fo:min-width="2.285cm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3.782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721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721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1.176cm" fo:min-width="0.92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eeeeee" draw:textarea-vertical-align="middle" draw:auto-grow-height="false" fo:min-height="1.074cm" fo:min-width="1.612cm" fo:wrap-option="wrap" loext:decorative="false"/>
    </style:style>
    <style:style style:name="gr12" style:family="graphic" style:parent-style-name="standard">
      <style:graphic-properties draw:stroke="none" svg:stroke-color="#000000" draw:fill="none" draw:fill-color="#ffffff" fo:min-height="1.45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4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91cm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text-properties fo:font-size="14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/>
    </style:style>
    <style:style style:name="P10" style:family="paragraph">
      <loext:graphic-properties draw:fill-color="#eeeeee"/>
      <style:paragraph-properties fo:text-align="center" style:writing-mode="lr-tb"/>
    </style:style>
    <style:style style:name="P1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fo:language="en" fo:country="AU" fo:font-weight="bold"/>
    </style:style>
    <style:style style:name="T2" style:family="text">
      <style:text-properties fo:font-size="14pt" fo:font-weight="bold"/>
    </style:style>
    <style:style style:name="T3" style:family="text">
      <style:text-properties fo:font-size="14pt" fo:language="en" fo:country="US"/>
    </style:style>
    <style:style style:name="T4" style:family="text">
      <style:text-properties fo:font-size="14pt"/>
    </style:style>
    <style:style style:name="T5" style:family="text">
      <style:text-properties style:font-name="Symbol" fo:font-size="14pt" fo:font-weight="bold" style:font-weight-asian="bold" style:font-weight-complex="bold"/>
    </style:style>
    <style:style style:name="T6" style:family="text">
      <style:text-properties fo:font-size="14pt" fo:language="en" fo:country="US" fo:font-weight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4pt" fo:font-weight="bold" style:font-weight-asian="bold" style:font-weight-complex="bold"/>
    </style:style>
    <style:style style:name="T11" style:family="text">
      <style:text-properties style:font-name="Liberation Sans1" fo:font-size="14pt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style:font-name="Symbol" fo:font-weight="bold" style:font-weight-asian="bold" style:font-weight-complex="bold"/>
    </style:style>
    <style:style style:name="T14" style:family="text">
      <style:text-properties style:text-position="-8% 58%" fo:font-weight="bold" style:font-weight-asian="bold" style:font-weight-complex="bold"/>
    </style:style>
    <style:style style:name="T15" style:family="text">
      <style:text-properties style:text-position="-8% 58%" style:font-name="Symbo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08cm" svg:height="2.047cm" svg:x="5.985cm" svg:y="2.96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53cm" svg:y1="2.961cm" svg:x2="9.985cm" svg:y2="4.945cm">
          <text:p/>
        </draw:line>
        <draw:line draw:style-name="gr2" draw:text-style-name="P2" draw:layer="layout" svg:x1="9.04cm" svg:y1="2.961cm" svg:x2="9.072cm" svg:y2="4.945cm">
          <text:p/>
        </draw:line>
        <draw:line draw:style-name="gr2" draw:text-style-name="P2" draw:layer="layout" svg:x1="8cm" svg:y1="2.961cm" svg:x2="8.032cm" svg:y2="4.945cm">
          <text:p/>
        </draw:line>
        <draw:line draw:style-name="gr2" draw:text-style-name="P2" draw:layer="layout" svg:x1="6.992cm" svg:y1="2.961cm" svg:x2="7.024cm" svg:y2="4.945cm">
          <text:p/>
        </draw:line>
        <draw:custom-shape draw:style-name="gr3" draw:text-style-name="P3" draw:layer="layout" svg:width="2.897cm" svg:height="1.67cm" svg:x="3.024cm" svg:y="3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4" draw:layer="layout" svg:width="2.678cm" svg:height="1.45cm" svg:x="2.866cm" svg:y="1.984cm">
          <draw:text-box>
            <text:p><text:span text:style-name="T1">Arrival</text:span><text:span text:style-name="T2"> </text:span><text:span text:style-name="T1">process</text:span></text:p>
          </draw:text-box>
        </draw:frame>
        <draw:frame draw:style-name="gr4" draw:text-style-name="P6" draw:layer="layout" svg:width="4.945cm" svg:height="1.45cm" svg:x="5.985cm" svg:y="1.984cm">
          <draw:text-box>
            <text:p text:style-name="P5"><text:span text:style-name="T1">Queue</text:span></text:p>
          </draw:text-box>
        </draw:frame>
        <draw:frame draw:style-name="gr5" draw:text-style-name="P7" draw:layer="layout" svg:width="3.969cm" svg:height="1.103cm" svg:x="2.866cm" svg:y="5.102cm">
          <draw:text-box>
            <text:p><text:span text:style-name="T3">Arrival</text:span><text:span text:style-name="T4"> rate </text:span><text:span text:style-name="T5">l</text:span></text:p>
          </draw:text-box>
        </draw:frame>
        <draw:custom-shape draw:style-name="gr6" draw:text-style-name="P3" draw:layer="layout" svg:width="3.937cm" svg:height="3.937cm" svg:x="11.025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678cm" svg:height="4.032cm" svg:x="11.78cm" svg:y="1.953cm">
          <draw:text-box>
            <text:p><text:span text:style-name="T2">Service </text:span><text:span text:style-name="T6">process</text:span></text:p>
          </draw:text-box>
        </draw:frame>
        <draw:frame draw:style-name="gr8" draw:text-style-name="P9" draw:layer="layout" svg:width="4.913cm" svg:height="1.971cm" svg:x="11.056cm" svg:y="5.984cm">
          <draw:text-box>
            <text:p text:style-name="P8"><text:span text:style-name="T7">Service rate </text:span><text:span text:style-name="T8">m</text:span><text:span text:style-name="T9"><text:line-break/></text:span><text:span text:style-name="T10">c</text:span><text:span text:style-name="T11"> parallel operators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5.008cm" svg:height="2.047cm" svg:x="5.985cm" svg:y="2.96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53cm" svg:y1="2.961cm" svg:x2="9.985cm" svg:y2="4.945cm">
          <text:p/>
        </draw:line>
        <draw:line draw:style-name="gr2" draw:text-style-name="P2" draw:layer="layout" svg:x1="9.04cm" svg:y1="2.961cm" svg:x2="9.072cm" svg:y2="4.945cm">
          <text:p/>
        </draw:line>
        <draw:line draw:style-name="gr2" draw:text-style-name="P2" draw:layer="layout" svg:x1="8cm" svg:y1="2.961cm" svg:x2="8.032cm" svg:y2="4.945cm">
          <text:p/>
        </draw:line>
        <draw:line draw:style-name="gr2" draw:text-style-name="P2" draw:layer="layout" svg:x1="6.992cm" svg:y1="2.961cm" svg:x2="7.024cm" svg:y2="4.945cm">
          <text:p/>
        </draw:line>
        <draw:custom-shape draw:style-name="gr3" draw:text-style-name="P3" draw:layer="layout" svg:width="2.897cm" svg:height="1.67cm" svg:x="3.024cm" svg:y="3.1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4" draw:text-style-name="P4" draw:layer="layout" svg:width="2.838cm" svg:height="1.45cm" svg:x="2.866cm" svg:y="1.984cm">
          <draw:text-box>
            <text:p><text:span text:style-name="T2">Ankunfts-prozess</text:span></text:p>
          </draw:text-box>
        </draw:frame>
        <draw:frame draw:style-name="gr4" draw:text-style-name="P6" draw:layer="layout" svg:width="4.945cm" svg:height="1.45cm" svg:x="5.985cm" svg:y="1.984cm">
          <draw:text-box>
            <text:p text:style-name="P5"><text:span text:style-name="T1">Warteschlange</text:span></text:p>
          </draw:text-box>
        </draw:frame>
        <draw:frame draw:style-name="gr5" draw:text-style-name="P7" draw:layer="layout" svg:width="3.969cm" svg:height="1.103cm" svg:x="2.866cm" svg:y="5.102cm">
          <draw:text-box>
            <text:p><text:span text:style-name="T3">Ankunfts</text:span><text:span text:style-name="T4">rate </text:span><text:span text:style-name="T5">l</text:span></text:p>
          </draw:text-box>
        </draw:frame>
        <draw:custom-shape draw:style-name="gr6" draw:text-style-name="P3" draw:layer="layout" svg:width="3.937cm" svg:height="3.937cm" svg:x="11.025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678cm" svg:height="4.032cm" svg:x="11.78cm" svg:y="1.953cm">
          <draw:text-box>
            <text:p><text:span text:style-name="T2">Bedien- </text:span><text:span text:style-name="T6">prozess</text:span></text:p>
          </draw:text-box>
        </draw:frame>
        <draw:frame draw:style-name="gr9" draw:text-style-name="P9" draw:layer="layout" svg:width="4.913cm" svg:height="1.971cm" svg:x="11.056cm" svg:y="5.984cm">
          <draw:text-box>
            <text:p text:style-name="P8"><text:span text:style-name="T7">Bedienrate </text:span><text:span text:style-name="T8">m</text:span><text:span text:style-name="T9"><text:line-break/></text:span><text:span text:style-name="T10">c</text:span><text:span text:style-name="T11"> parallele Bediener</text:span></text:p>
          </draw:text-box>
        </draw:frame>
      </draw:page>
      <draw:page draw:name="page3" draw:style-name="dp1" draw:master-page-name="Standard">
        <draw:custom-shape draw:style-name="gr10" draw:text-style-name="P10" draw:layer="layout" svg:width="2.016cm" svg:height="2.016cm" svg:x="1.953cm" svg:y="4.032cm">
          <text:p text:style-name="P5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016cm" svg:height="2.016cm" svg:x="4.977cm" svg:y="4.032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016cm" svg:height="2.016cm" svg:x="7.937cm" svg:y="4.032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016cm" svg:height="2.016cm" svg:x="11.024cm" svg:y="4.032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016cm" svg:height="2.016cm" svg:x="16.946cm" svg:y="4.032cm">
          <text:p text:style-name="P5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111cm" svg:height="1.323cm" svg:x="3.339cm" svg:y="2.9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svg:x="6.299cm" svg:y="2.9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svg:x="9.292cm" svg:y="2.9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svg:x="12.253cm" svg:y="2.9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svg:x="15.309cm" svg:y="2.9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draw:transform="rotate (-3.14159265358979) translate (5.449cm 7.36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draw:transform="rotate (-3.14159265358979) translate (17.419cm 7.36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draw:transform="rotate (-3.14159265358979) translate (14.426cm 7.36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draw:transform="rotate (-3.14159265358979) translate (11.465cm 7.36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1" draw:text-style-name="P3" draw:layer="layout" svg:width="2.111cm" svg:height="1.323cm" draw:transform="rotate (-3.14159265358979) translate (8.409cm 7.36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12" draw:text-style-name="P11" draw:layer="layout" svg:width="2.111cm" svg:height="1.701cm" svg:x="14.174cm" svg:y="3.874cm">
          <draw:text-box>
            <text:p><text:span text:style-name="T12">...</text:span></text:p>
          </draw:text-box>
        </draw:frame>
        <draw:frame draw:style-name="gr13" draw:text-style-name="P12" draw:layer="layout" svg:width="1.323cm" svg:height="1.197cm" svg:x="3.811cm" svg:y="1.732cm">
          <draw:text-box>
            <text:p><text:span text:style-name="T13">l</text:span><text:span text:style-name="T14">0</text:span></text:p>
          </draw:text-box>
        </draw:frame>
        <draw:frame draw:style-name="gr13" draw:text-style-name="P12" draw:layer="layout" svg:width="1.323cm" svg:height="1.197cm" svg:x="6.835cm" svg:y="1.732cm">
          <draw:text-box>
            <text:p><text:span text:style-name="T13">l</text:span><text:span text:style-name="T14">1</text:span></text:p>
          </draw:text-box>
        </draw:frame>
        <draw:frame draw:style-name="gr13" draw:text-style-name="P12" draw:layer="layout" svg:width="1.323cm" svg:height="1.197cm" svg:x="9.733cm" svg:y="1.732cm">
          <draw:text-box>
            <text:p><text:span text:style-name="T13">l</text:span><text:span text:style-name="T14">2</text:span></text:p>
          </draw:text-box>
        </draw:frame>
        <draw:frame draw:style-name="gr13" draw:text-style-name="P12" draw:layer="layout" svg:width="1.323cm" svg:height="1.197cm" svg:x="12.757cm" svg:y="1.732cm">
          <draw:text-box>
            <text:p><text:span text:style-name="T13">l</text:span><text:span text:style-name="T14">3</text:span></text:p>
          </draw:text-box>
        </draw:frame>
        <draw:frame draw:style-name="gr14" draw:text-style-name="P12" draw:layer="layout" svg:width="1.575cm" svg:height="1.741cm" svg:x="15.938cm" svg:y="1.732cm">
          <draw:text-box>
            <text:p><text:span text:style-name="T13">l</text:span><text:span text:style-name="T14">K-1</text:span></text:p>
          </draw:text-box>
        </draw:frame>
        <draw:frame draw:style-name="gr13" draw:text-style-name="P12" draw:layer="layout" svg:width="1.323cm" svg:height="1.197cm" svg:x="3.711cm" svg:y="7.528cm">
          <draw:text-box>
            <text:p><text:span text:style-name="T13">m</text:span><text:span text:style-name="T14">1</text:span></text:p>
          </draw:text-box>
        </draw:frame>
        <draw:frame draw:style-name="gr13" draw:text-style-name="P12" draw:layer="layout" svg:width="1.323cm" svg:height="1.197cm" svg:x="6.766cm" svg:y="7.528cm">
          <draw:text-box>
            <text:p><text:span text:style-name="T13">m</text:span><text:span text:style-name="T14">2</text:span></text:p>
          </draw:text-box>
        </draw:frame>
        <draw:frame draw:style-name="gr13" draw:text-style-name="P12" draw:layer="layout" svg:width="1.323cm" svg:height="1.197cm" svg:x="9.759cm" svg:y="7.528cm">
          <draw:text-box>
            <text:p><text:span text:style-name="T13">m</text:span><text:span text:style-name="T14">3</text:span></text:p>
          </draw:text-box>
        </draw:frame>
        <draw:frame draw:style-name="gr13" draw:text-style-name="P12" draw:layer="layout" svg:width="1.323cm" svg:height="1.197cm" svg:x="12.626cm" svg:y="7.528cm">
          <draw:text-box>
            <text:p><text:span text:style-name="T13">m</text:span><text:span text:style-name="T15">4</text:span></text:p>
          </draw:text-box>
        </draw:frame>
        <draw:frame draw:style-name="gr13" draw:text-style-name="P12" draw:layer="layout" svg:width="1.323cm" svg:height="1.197cm" svg:x="15.776cm" svg:y="7.528cm">
          <draw:text-box>
            <text:p><text:span text:style-name="T13">m</text:span><text:span text:style-name="T15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09:13:31.167000000</meta:creation-date>
    <dc:date>2025-08-30T16:00:17.944520500</dc:date>
    <meta:editing-duration>PT52M7S</meta:editing-duration>
    <meta:editing-cycles>4</meta:editing-cycles>
    <meta:generator>LibreOffice/25.2.2.2$Windows_X86_64 LibreOffice_project/7370d4be9e3cf6031a51beef54ff3bda878e3fac</meta:generator>
    <meta:document-statistic meta:object-count="50"/>
  </office:meta>
</office:document-meta>
</file>